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988ca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officeooo:rsid="000a14f6"/>
    </style:style>
    <style:style style:name="T140" style:family="text">
      <style:text-properties officeooo:rsid="005714b7"/>
    </style:style>
    <style:style style:name="T141" style:family="text">
      <style:text-properties officeooo:rsid="00880dbe"/>
    </style:style>
    <style:style style:name="T142" style:family="text">
      <style:text-properties officeooo:rsid="007c6d62"/>
    </style:style>
    <style:style style:name="T143" style:family="text">
      <style:text-properties officeooo:rsid="01e21ff5"/>
    </style:style>
    <style:style style:name="T144" style:family="text">
      <style:text-properties officeooo:rsid="0233449b"/>
    </style:style>
    <style:style style:name="T145" style:family="text">
      <style:text-properties officeooo:rsid="02317916"/>
    </style:style>
    <style:style style:name="T146" style:family="text">
      <style:text-properties officeooo:rsid="0063a409"/>
    </style:style>
    <style:style style:name="T147" style:family="text">
      <style:text-properties officeooo:rsid="034a2232"/>
    </style:style>
    <style:style style:name="T148" style:family="text">
      <style:text-properties officeooo:rsid="0387836c"/>
    </style:style>
    <style:style style:name="T149" style:family="text">
      <style:text-properties officeooo:rsid="03b4652d"/>
    </style:style>
    <style:style style:name="T150" style:family="text">
      <style:text-properties officeooo:rsid="03e46f2c"/>
    </style:style>
    <style:style style:name="T151" style:family="text">
      <style:text-properties officeooo:rsid="023d18e5"/>
    </style:style>
    <style:style style:name="T152" style:family="text">
      <style:text-properties officeooo:rsid="00836784"/>
    </style:style>
    <style:style style:name="T153" style:family="text">
      <style:text-properties officeooo:rsid="036e9576"/>
    </style:style>
    <style:style style:name="T154" style:family="text">
      <style:text-properties officeooo:rsid="041b89ea"/>
    </style:style>
    <style:style style:name="T155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49">Esser-</text:span>Skala, 201<text:span text:style-name="T150">9</text:span></text:p>
      <text:p text:style-name="P17"/>
      <text:p text:style-name="P17"/>
      <text:p text:style-name="P12">© 201<text:span text:style-name="T150">9</text:span> by Wolfgang <text:span text:style-name="T149">Esser-</text:span>Skala. This edition is licensed under the<text:span text:style-name="T147"><text:line-break/></text:span>Creative Commons Attribution<text:span text:style-name="T141">-NonCommercial-ShareAlike</text:span> 4.0 International License.<text:span text:style-name="T147"><text:line-break/></text:span>To view a copy of this license, visit http://creativecommons.org/licenses/by<text:span text:style-name="T142">-nc-sa</text:span>/4.0/.</text:p>
      <text:p text:style-name="P11"/>
      <text:p text:style-name="P13">Music engraving by LilyPond 2.18.0 (http://www.lilypond.org).<text:span text:style-name="T140"><text:line-break/>Front matter</text:span> typeset with EB Garamond (http://www.georgduffner.at/ebgaramond).</text:p>
      <text:p text:style-name="P17"/>
      <text:p text:style-name="P10">First <text:span text:style-name="T143">version</text:span>, <text:span text:style-name="T150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46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54">http://resolver.staatsbibliothek-berlin.de/SBB0000A77E00000000<text:line-break/><text:tab/></text:span>(siglum Mus.<text:span text:style-name="T154">ms. 23262</text:span>).</text:p>
      <text:p text:style-name="P2"/>
      <text:p text:style-name="P3">In general, this edition closely follows the <text:span text:style-name="T148">manuscript</text:span>. Any changes <text:span text:style-name="T13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51"> cor, horn; fl, flute; Ms, manuscript; ob, oboe; o</text:span>rg,<text:span text:style-name="T155"> </text:span>basses and organ; <text:span text:style-name="T151">r, rest;</text:span> S,<text:span text:style-name="T155"> </text:span>soprano; T<text:span text:style-name="T152">, </text:span>tenor; <text:span text:style-name="T153">vl</text:span>, violin;<text:span text:style-name="T153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45">wolfgang</text:span> (at) <text:span text:style-name="T144">esser-skala</text:span>.at<text:span text:style-name="T145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oft-page-break/><text:span text:style-name="T8">Salzburg, </text:span><text:span text:style-name="T17">January 2019</text:span><text:line-break/>Wolfgang <text:span text:style-name="T149">Esser-</text:span>Skala</text:p>
      <text:p text:style-name="P23"><text:span text:style-name="T147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50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23:59:55.611509140</dc:date>
    <dc:creator>Wolfgang Skala</dc:creator>
    <meta:editing-duration>P12DT9H7M16S</meta:editing-duration>
    <meta:editing-cycles>1087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190" meta:character-count="5924" meta:non-whitespace-character-count="4670"/>
  </office:meta>
</office:document-meta>
</file>